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87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5.08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0.107cm"/>
    </style:style>
    <style:style style:name="Tableau5.B" style:family="table-column">
      <style:table-column-properties style:column-width="2.196cm"/>
    </style:style>
    <style:style style:name="Tableau5.C" style:family="table-column">
      <style:table-column-properties style:column-width="1.191cm"/>
    </style:style>
    <style:style style:name="Tableau5.D" style:family="table-column">
      <style:table-column-properties style:column-width="1.087cm"/>
    </style:style>
    <style:style style:name="Tableau5.E" style:family="table-column">
      <style:table-column-properties style:column-width="2.05cm"/>
    </style:style>
    <style:style style:name="Tableau5.F" style:family="table-column">
      <style:table-column-properties style:column-width="2.18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b9b92"/>
    </style:style>
    <style:style style:name="P6" style:family="paragraph" style:parent-style-name="Table_20_Contents">
      <style:text-properties officeooo:paragraph-rsid="00dca5ee"/>
    </style:style>
    <style:style style:name="P7" style:family="paragraph" style:parent-style-name="Header">
      <style:text-properties officeooo:paragraph-rsid="012a62ad"/>
    </style:style>
    <style:style style:name="P8" style:family="paragraph" style:parent-style-name="Header">
      <style:text-properties style:font-name="Arial" fo:font-size="8pt" officeooo:rsid="000d9e36" officeooo:paragraph-rsid="012a62ad" style:font-size-asian="8pt" style:font-size-complex="8pt"/>
    </style:style>
    <style:style style:name="P9" style:family="paragraph" style:parent-style-name="Standard">
      <style:text-properties fo:font-size="4pt" officeooo:paragraph-rsid="0007d180" style:font-size-asian="3.5pt" style:font-size-complex="4pt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3" style:family="paragraph" style:parent-style-name="Table_20_Heading">
      <style:text-properties officeooo:rsid="00690d64" officeooo:paragraph-rsid="00690d64"/>
    </style:style>
    <style:style style:name="P14" style:family="paragraph" style:parent-style-name="Table_20_Heading">
      <style:text-properties officeooo:paragraph-rsid="006ea253"/>
    </style:style>
    <style:style style:name="P15" style:family="paragraph" style:parent-style-name="Table_20_Heading">
      <style:text-properties officeooo:paragraph-rsid="009785fe"/>
    </style:style>
    <style:style style:name="P16" style:family="paragraph" style:parent-style-name="Table_20_Heading">
      <style:text-properties officeooo:paragraph-rsid="00994287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Adresse">
      <style:text-properties officeooo:paragraph-rsid="00db9b92"/>
    </style:style>
    <style:style style:name="P19" style:family="paragraph" style:parent-style-name="Table_20_Main_20_Header">
      <style:text-properties officeooo:rsid="010c9caa" officeooo:paragraph-rsid="010c9caa"/>
    </style:style>
    <style:style style:name="P2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21" style:family="paragraph" style:parent-style-name="Heading_20_1">
      <style:text-properties officeooo:paragraph-rsid="007d5d83"/>
    </style:style>
    <style:style style:name="T1" style:family="text">
      <style:text-properties style:font-name="Arial" fo:font-size="8pt" officeooo:rsid="000d9e36" style:font-size-asian="8pt" style:font-size-complex="8pt"/>
    </style:style>
    <style:style style:name="T2" style:family="text">
      <style:text-properties style:font-name="Arial" fo:font-size="11pt" officeooo:rsid="001fa37b" style:font-size-asian="11pt" style:font-size-complex="11pt"/>
    </style:style>
    <style:style style:name="T3" style:family="text">
      <style:text-properties style:font-name="Arial" fo:font-size="11pt" officeooo:rsid="0021c3a5" style:font-size-asian="11pt" style:font-size-complex="11pt"/>
    </style:style>
    <style:style style:name="T4" style:family="text">
      <style:text-properties style:font-name="Arial" fo:font-size="11pt" officeooo:rsid="002763ae" style:font-size-asian="11pt" style:font-size-complex="11pt"/>
    </style:style>
    <style:style style:name="T5" style:family="text">
      <style:text-properties style:font-name="Arial" officeooo:rsid="007d5d83"/>
    </style:style>
    <style:style style:name="T6" style:family="text">
      <style:text-properties style:font-name="Arial" officeooo:rsid="007f9a8a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038d0c1"/>
    </style:style>
    <style:style style:name="T11" style:family="text">
      <style:text-properties officeooo:rsid="0071037d"/>
    </style:style>
    <style:style style:name="T12" style:family="text">
      <style:text-properties officeooo:rsid="007d5d83"/>
    </style:style>
    <style:style style:name="T13" style:family="text">
      <style:text-properties officeooo:rsid="007f49fa"/>
    </style:style>
    <style:style style:name="T14" style:family="text">
      <style:text-properties officeooo:rsid="007f9a8a"/>
    </style:style>
    <style:style style:name="T15" style:family="text">
      <style:text-properties officeooo:rsid="00815d5c"/>
    </style:style>
    <style:style style:name="T16" style:family="text">
      <style:text-properties officeooo:rsid="00816e9b"/>
    </style:style>
    <style:style style:name="T17" style:family="text">
      <style:text-properties officeooo:rsid="0096a680"/>
    </style:style>
    <style:style style:name="T18" style:family="text">
      <style:text-properties officeooo:rsid="009785fe"/>
    </style:style>
    <style:style style:name="T19" style:family="text">
      <style:text-properties officeooo:rsid="009f2b95"/>
    </style:style>
    <style:style style:name="T20" style:family="text">
      <style:text-properties officeooo:rsid="009a6a61"/>
    </style:style>
    <style:style style:name="T21" style:family="text">
      <style:text-properties officeooo:rsid="00dcdcb4"/>
    </style:style>
    <style:style style:name="T22" style:family="text">
      <style:text-properties officeooo:rsid="00de494d"/>
    </style:style>
    <style:style style:name="T23" style:family="text">
      <style:text-properties officeooo:rsid="011284f1"/>
    </style:style>
    <style:style style:name="T24" style:family="text">
      <style:text-properties officeooo:rsid="01155d01"/>
    </style:style>
    <style:style style:name="T25" style:family="text">
      <style:text-properties officeooo:rsid="012398e1"/>
    </style:style>
    <style:style style:name="T26" style:family="text">
      <style:text-properties officeooo:rsid="0123f73c"/>
    </style:style>
    <style:style style:name="T27" style:family="text">
      <style:text-properties officeooo:rsid="012552db"/>
    </style:style>
    <style:style style:name="T28" style:family="text">
      <style:text-properties officeooo:rsid="0127e09f"/>
    </style:style>
    <style:style style:name="T29" style:family="text">
      <style:text-properties officeooo:rsid="012c6845"/>
    </style:style>
    <style:style style:name="T30" style:family="text">
      <style:text-properties officeooo:rsid="012d1fe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</text:user-field-decls>
      <text:p text:style-name="P20"><text:a xlink:type="simple" xlink:href="py3o://for=%22o%20in%20objects%22" text:style-name="Internet_20_link" text:visited-style-name="Visited_20_Internet_20_Link"><text:span text:style-name="T2">for="o in objects"</text:span></text:a></text:p>
      <text:p text:style-name="P10"><text:a xlink:type="simple" xlink:href="py3o://function=%22setLang(o.partner_id.lang%20or%20'en_US')%22" text:style-name="Internet_20_link" text:visited-style-name="Visited_20_Internet_20_Link"><text:span text:style-name="T3">function="setLang(o.partner_id.lang or 'en_US')"</text:span></text:a></text:p>
      <text:p text:style-name="P12"><text:a xlink:type="simple" xlink:href="py3o://if=%22o.state%20not%20in%20('purchase',%20'done')%22" text:style-name="Internet_20_link" text:visited-style-name="Visited_20_Internet_20_Link"><text:span text:style-name="T5">if="o.state not in ('purchase', 'done')"</text:span></text:a></text:p>
      <text:h text:style-name="Heading_20_1" text:outline-level="1"><text:span text:style-name="T12">Commande</text:span> <text:span text:style-name="T7">[</text:span><text:span text:style-name="T8"><text:user-field-get text:name="py3o.o.state">Order State</text:user-field-get></text:span><text:span text:style-name="T7">]</text:span> <text:user-field-get text:name="py3o.o.name">Order Number</text:user-field-get></text:h>
      <text:p text:style-name="P12"><text:a xlink:type="simple" xlink:href="py3o:///if" text:style-name="Internet_20_link" text:visited-style-name="Visited_20_Internet_20_Link"><text:span text:style-name="T4">/if</text:span></text:a></text:p>
      <text:p text:style-name="P12"><text:a xlink:type="simple" xlink:href="py3o://if=%22o.state%20in%20('purchase',%20'done')%22" text:style-name="Internet_20_link" text:visited-style-name="Visited_20_Internet_20_Link"><text:span text:style-name="T5">if="o.state in ('purchase', 'done')"</text:span></text:a></text:p>
      <text:h text:style-name="P21" text:outline-level="1"><text:span text:style-name="T12">Commande </text:span><text:span text:style-name="T12"><text:user-field-get text:name="py3o.o.name">Order Number</text:user-field-get></text:span></text:h>
      <text:p text:style-name="P11"><text:a xlink:type="simple" xlink:href="py3o:///if" text:style-name="Internet_20_link" text:visited-style-name="Visited_20_Internet_20_Link"><text:span text:style-name="T9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7">Adresse de livraison</text:p>
          </table:table-cell>
          <table:table-cell office:value-type="string">
            <text:p text:style-name="P17"/>
          </table:table-cell>
          <table:table-cell table:style-name="Tableau1.A1" office:value-type="string">
            <text:p text:style-name="P17">Fournisseur</text:p>
          </table:table-cell>
        </table:table-row>
        <table:table-row>
          <table:table-cell office:value-type="string">
            <text:p text:style-name="P6"><text:a xlink:type="simple" xlink:href="py3o://if=%22o.delivery_partner_id%22" text:style-name="Internet_20_link" text:visited-style-name="Visited_20_Internet_20_Link"><text:span text:style-name="T20">if="o.delivery_partner_id"</text:span></text:a></text:p>
            <text:p text:style-name="P6"><text:a xlink:type="simple" xlink:href="py3o://for=%22sline%20in%20o.delivery_partner_id._display_full_address().split('%5Cn')%22" text:style-name="Internet_20_link" text:visited-style-name="Visited_20_Internet_20_Link"><text:span text:style-name="T25">for="sline in o.delivery_partner_id._display_full_address().split('\n')"</text:span></text:a></text:p>
            <text:p text:style-name="P6"><text:user-field-get text:name="py3o.sline">Address Line Dest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P6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P18"><text:a xlink:type="simple" xlink:href="py3o://for=%22addrline%20in%20o.partner_id._display_full_address().split('%5Cn')%22" text:style-name="Internet_20_link" text:visited-style-name="Visited_20_Internet_20_Link"><text:span text:style-name="T26">for="addrline in o.partner_id._display_full_address().split('\n')"</text:span></text:a></text:p>
            <text:p text:style-name="P18"><text:user-field-get text:name="py3o.addrline">Supplier address Line</text:user-field-get></text:p>
            <text:p text:style-name="P18"><text:a xlink:type="simple" xlink:href="py3o:///for" text:style-name="Internet_20_link" text:visited-style-name="Visited_20_Internet_20_Link">/for</text:a></text:p>
            <text:p text:style-name="P5"/>
            <text:p text:style-name="P5"><text:a xlink:type="simple" xlink:href="py3o://if=%22o.commercial_partner_id.ref%22" text:style-name="Internet_20_link" text:visited-style-name="Visited_20_Internet_20_Link"><text:span text:style-name="T21">if="o.commercial_partner_id.ref"</text:span></text:a></text:p>
            <text:p text:style-name="P5"><text:span text:style-name="T23">N° fournisseur</text:span> : <text:user-field-get text:name="py3o.o.commercial_partner_id.ref">Vendor Ref</text:user-field-get></text:p>
            <text:p text:style-name="P5"><text:a xlink:type="simple" xlink:href="py3o:///if" text:style-name="Internet_20_link" text:visited-style-name="Visited_20_Internet_20_Link">/if</text:a></text:p>
            <text:p text:style-name="P5"><text:a xlink:type="simple" xlink:href="py3o://if=%22o.commercial_partner_id.vat%22" text:style-name="Internet_20_link" text:visited-style-name="Visited_20_Internet_20_Link"><text:span text:style-name="T22">if="o.commercial_partner_id.vat"</text:span></text:a></text:p>
            <text:p text:style-name="P5">N° TVA <text:span text:style-name="T17">fournisseur</text:span> : <text:user-field-get text:name="py3o.o.commercial_partner_id.vat">Vendor VAT Number</text:user-field-get></text:p>
            <text:p text:style-name="P5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D<text:span text:style-name="T10">ate de command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3">function="formatLang(o.date_order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5"><text:a xlink:type="simple" xlink:href="py3o://if=%22o.payment_term_id%22" text:style-name="Internet_20_link" text:visited-style-name="Visited_20_Internet_20_Link"><text:span text:style-name="T18">if="o.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Condition<text:span text:style-name="T24">s</text:span> de paiement</text:p>
                </table:table-cell>
                <table:table-cell table:style-name="Tableau4.B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4"><text:a xlink:type="simple" xlink:href="py3o://if=%22o.partner_ref%22" text:style-name="Internet_20_link" text:visited-style-name="Visited_20_Internet_20_Link"><text:span text:style-name="T13">if="o.partner_ref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3"><text:span text:style-name="T11">Votre r</text:span>éférence</text:p>
                </table:table-cell>
                <table:table-cell table:style-name="Tableau4.B9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14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9">if="o.incoterm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19">Date demandée</text:p>
            </table:table-cell>
            <table:table-cell table:style-name="Tableau5.C1" table:number-columns-spanned="2" office:value-type="string">
              <text:p text:style-name="Table_20_Main_20_Header">Qté</text:p>
            </table:table-cell>
            <table:covered-table-cell/>
            <table:table-cell table:style-name="Tableau5.A1" office:value-type="string">
              <text:p text:style-name="Table_20_Main_20_Header">Prix unitaire</text:p>
            </table:table-cell>
            <table:table-cell table:style-name="Tableau5.C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4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28">for="nameline in l.name.split('\n')"</text:span>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D3" office:value-type="string">
            <text:p text:style-name="Table_20_Main_20_Content_20_Left_20_Small"><text:user-field-get text:name="py3o.l.product_uom.name">UoM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F3" office:value-type="string">
            <text:p text:style-name="Table_20_Main_20_Content_20_Right"><text:a xlink:type="simple" xlink:href="py3o://function=%22formatLang(l.price_subtotal,%20monetary=True,%20currency_obj=l.currency_id)%22" text:style-name="Internet_20_link" text:visited-style-name="Visited_20_Internet_20_Link">function="formatLang(l.price_subtotal, monetary=True, currency_obj=l.currency_id)"</text:a></text:p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6">function="formatLang(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5">function="formatLang(o.amount_tax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4">function="formatLang(o.amount_total, monetary=True, currency_obj=o.currency_id)</text:span></text:a></text:p>
                </table:table-cell>
              </table:table-row>
            </table:table>
            <text:p text:style-name="P3"/>
          </table:table-cell>
        </table:table-row>
      </table:table>
      <text:p text:style-name="Small_20_new_20_line"/>
      <text:p text:style-name="P10"><text:a xlink:type="simple" xlink:href="py3o://if=%22o.notes%22" text:style-name="Internet_20_link" text:visited-style-name="Visited_20_Internet_20_Link"><text:span text:style-name="T6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notes.split('%5Cn')%22" text:style-name="Internet_20_link" text:visited-style-name="Visited_20_Internet_20_Link"><text:span text:style-name="T27">for="commentline in o.notes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2a62ad"/>
    </style:style>
    <style:style style:name="MP3" style:family="paragraph" style:parent-style-name="Header">
      <style:text-properties style:font-name="Arial" fo:font-size="8pt" officeooo:rsid="000d9e36" officeooo:paragraph-rsid="012a62a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1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01:01:25.406638921</dc:date>
    <meta:editing-duration>PT12H32M15S</meta:editing-duration>
    <meta:editing-cycles>291</meta:editing-cycles>
    <meta:generator>LibreOffice/5.1.4.2$Linux_X86_64 LibreOffice_project/10m0$Build-2</meta:generator>
    <meta:document-statistic meta:table-count="8" meta:image-count="0" meta:object-count="0" meta:page-count="2" meta:paragraph-count="70" meta:word-count="169" meta:character-count="1923" meta:non-whitespace-character-count="1820"/>
  </office:meta>
</office:document-meta>
</file>